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201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201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201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201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3328" calcext:value-type="float">
            <text:p>40.3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0176" calcext:value-type="float">
            <text:p>40.2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201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201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9112" calcext:value-type="float">
            <text:p>40.1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200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200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200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200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200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8256" calcext:value-type="float">
            <text:p>40.1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200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0824" calcext:value-type="float">
            <text:p>40.1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200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856" calcext:value-type="float">
            <text:p>39.9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200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3184" calcext:value-type="float">
            <text:p>39.9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200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6608" calcext:value-type="float">
            <text:p>39.9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200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2976" calcext:value-type="float">
            <text:p>39.8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6296" calcext:value-type="float">
            <text:p>39.7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199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199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1848" calcext:value-type="float">
            <text:p>39.9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199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199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164" calcext:value-type="float">
            <text:p>39.7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199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5" calcext:value-type="float">
            <text:p>40.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199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199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199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2264" calcext:value-type="float">
            <text:p>40.2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198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9216" calcext:value-type="float">
            <text:p>40.2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198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198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1112" calcext:value-type="float">
            <text:p>40.9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198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6664" calcext:value-type="float">
            <text:p>41.1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198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198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198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198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4448" calcext:value-type="float">
            <text:p>41.6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198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7664" calcext:value-type="float">
            <text:p>41.5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3072" calcext:value-type="float">
            <text:p>41.3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197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7088" calcext:value-type="float">
            <text:p>39.9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1872" calcext:value-type="float">
            <text:p>39.3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197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3376" calcext:value-type="float">
            <text:p>39.2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197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388" calcext:value-type="float">
            <text:p>38.6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197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8352" calcext:value-type="float">
            <text:p>37.8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197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3952" calcext:value-type="float">
            <text:p>40.7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197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7344" calcext:value-type="float">
            <text:p>38.9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197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1624" calcext:value-type="float">
            <text:p>38.9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197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06" calcext:value-type="float">
            <text:p>39.0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196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196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2944" calcext:value-type="float">
            <text:p>38.0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196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62" calcext:value-type="float">
            <text:p>38.1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196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1672" calcext:value-type="float">
            <text:p>37.7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196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5736" calcext:value-type="float">
            <text:p>39.0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196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196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196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4368" calcext:value-type="float">
            <text:p>37.2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196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196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9056" calcext:value-type="float">
            <text:p>35.1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195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601</text:p>
          </table:table-cell>
          <table:table-cell office:value-type="string" calcext:value-type="string">
            <text:p>195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50" meta:object-count="0"/>
    <meta:user-defined meta:name="AppVersion">3.0</meta:user-defined>
  </office:meta>
</office:document-meta>
</file>